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2c9" officeooo:paragraph-rsid="0015a2c9"/>
    </style:style>
    <style:style style:name="P2" style:family="paragraph" style:parent-style-name="Standard">
      <style:text-properties style:font-name="Georgia" fo:font-style="italic" officeooo:rsid="0015a2c9" officeooo:paragraph-rsid="001931fc" style:font-style-asian="italic" style:font-style-complex="italic"/>
    </style:style>
    <style:style style:name="P3" style:family="paragraph" style:parent-style-name="Standard">
      <style:text-properties style:font-name="Georgia" fo:font-style="italic" officeooo:rsid="001b987b" officeooo:paragraph-rsid="001b987b" style:font-style-asian="italic" style:font-style-complex="italic"/>
    </style:style>
    <style:style style:name="P4" style:family="paragraph" style:parent-style-name="Standard">
      <style:text-properties style:font-name="Georgia" fo:font-style="italic" officeooo:rsid="002c73fa" officeooo:paragraph-rsid="002d1ef1" style:font-style-asian="italic" style:font-style-complex="italic"/>
    </style:style>
    <style:style style:name="P5" style:family="paragraph" style:parent-style-name="Standard">
      <style:text-properties style:font-name="Georgia" fo:font-style="normal" officeooo:rsid="001b987b" officeooo:paragraph-rsid="001b987b" style:font-style-asian="normal" style:font-style-complex="normal"/>
    </style:style>
    <style:style style:name="P6" style:family="paragraph" style:parent-style-name="Standard">
      <style:text-properties style:font-name="Georgia" fo:font-style="normal" officeooo:rsid="002d1ef1" officeooo:paragraph-rsid="002d1ef1" style:font-style-asian="normal" style:font-style-complex="normal"/>
    </style:style>
    <style:style style:name="P7" style:family="paragraph" style:parent-style-name="Standard">
      <style:text-properties style:font-name="Georgia" fo:font-style="normal" officeooo:rsid="003c70c5" officeooo:paragraph-rsid="003c70c5" style:font-style-asian="normal" style:font-style-complex="normal"/>
    </style:style>
    <style:style style:name="P8" style:family="paragraph" style:parent-style-name="Standard">
      <style:text-properties style:font-name="Georgia" fo:font-style="normal" officeooo:rsid="00457f22" officeooo:paragraph-rsid="00558939" style:font-style-asian="normal" style:font-style-complex="normal"/>
    </style:style>
    <style:style style:name="P9" style:family="paragraph" style:parent-style-name="Standard">
      <style:text-properties style:font-name="Georgia" fo:font-style="normal" officeooo:rsid="00457f22" officeooo:paragraph-rsid="00429741" style:font-style-asian="normal" style:font-style-complex="normal"/>
    </style:style>
    <style:style style:name="P10" style:family="paragraph" style:parent-style-name="Standard">
      <style:text-properties style:font-name="Georgia" fo:font-style="normal" officeooo:rsid="00457f22" officeooo:paragraph-rsid="004ad789" style:font-style-asian="normal" style:font-style-complex="normal"/>
    </style:style>
    <style:style style:name="P11" style:family="paragraph" style:parent-style-name="Standard">
      <style:text-properties style:font-name="Georgia" fo:font-style="normal" officeooo:rsid="004b90d1" officeooo:paragraph-rsid="00429741" style:font-style-asian="normal" style:font-style-complex="normal"/>
    </style:style>
    <style:style style:name="P12" style:family="paragraph" style:parent-style-name="Standard">
      <style:text-properties style:font-name="Georgia" fo:font-style="normal" officeooo:rsid="004b926c" officeooo:paragraph-rsid="004b926c" style:font-style-asian="normal" style:font-style-complex="normal"/>
    </style:style>
    <style:style style:name="P13" style:family="paragraph" style:parent-style-name="Standard">
      <style:text-properties style:font-name="Georgia" fo:font-style="normal" officeooo:rsid="00689a5c" officeooo:paragraph-rsid="005154a7" style:font-style-asian="normal" style:font-style-complex="normal"/>
    </style:style>
    <style:style style:name="P14" style:family="paragraph" style:parent-style-name="Standard">
      <style:text-properties style:font-name="Georgia" fo:font-style="normal" officeooo:rsid="008d2de1" officeooo:paragraph-rsid="007febcb" style:font-style-asian="normal" style:font-style-complex="normal"/>
    </style:style>
    <style:style style:name="P15" style:family="paragraph" style:parent-style-name="Standard">
      <style:text-properties style:font-name="Georgia" fo:font-style="normal" officeooo:rsid="008ddbef" officeooo:paragraph-rsid="008d2de1" style:font-style-asian="normal" style:font-style-complex="normal"/>
    </style:style>
    <style:style style:name="P16" style:family="paragraph" style:parent-style-name="Standard">
      <style:text-properties style:font-name="Georgia" fo:font-style="normal" officeooo:rsid="008c65c0" officeooo:paragraph-rsid="007febcb" style:font-style-asian="normal" style:font-style-complex="normal"/>
    </style:style>
    <style:style style:name="P17" style:family="paragraph" style:parent-style-name="Standard">
      <style:text-properties style:font-name="Georgia" fo:font-style="normal" officeooo:rsid="007febcb" officeooo:paragraph-rsid="007febcb" style:font-style-asian="normal" style:font-style-complex="normal"/>
    </style:style>
    <style:style style:name="P18" style:family="paragraph" style:parent-style-name="Standard">
      <style:text-properties style:font-name="Georgia" fo:font-style="normal" officeooo:rsid="004ad789" officeooo:paragraph-rsid="004ad789" style:font-style-asian="normal" style:font-style-complex="normal"/>
    </style:style>
    <style:style style:name="P19" style:family="paragraph" style:parent-style-name="Standard">
      <style:text-properties style:font-name="Georgia" fo:font-style="normal" officeooo:rsid="003693b9" officeooo:paragraph-rsid="003693b9" style:font-style-asian="normal" style:font-style-complex="normal"/>
    </style:style>
    <style:style style:name="P20" style:family="paragraph" style:parent-style-name="Standard">
      <style:text-properties style:font-name="Georgia" fo:font-style="normal" officeooo:rsid="002c73fa" officeooo:paragraph-rsid="002ebaea" style:font-style-asian="normal" style:font-style-complex="normal"/>
    </style:style>
    <style:style style:name="P21" style:family="paragraph" style:parent-style-name="Standard">
      <style:text-properties style:font-name="Georgia" fo:font-style="normal" fo:font-weight="normal" officeooo:rsid="00580ea9" officeooo:paragraph-rsid="004b926c" style:font-style-asian="normal" style:font-weight-asian="normal" style:font-style-complex="normal" style:font-weight-complex="normal"/>
    </style:style>
    <style:style style:name="P22" style:family="paragraph" style:parent-style-name="Standard">
      <style:text-properties style:font-name="Georgia" fo:font-style="normal" fo:font-weight="normal" officeooo:rsid="005a5582" officeooo:paragraph-rsid="004b926c" style:font-style-asian="normal" style:font-weight-asian="normal" style:font-style-complex="normal" style:font-weight-complex="normal"/>
    </style:style>
    <style:style style:name="P23" style:family="paragraph" style:parent-style-name="Standard">
      <style:text-properties style:font-name="Georgia" fo:font-style="normal" fo:font-weight="normal" officeooo:rsid="005c6193" officeooo:paragraph-rsid="005a5582" style:font-style-asian="normal" style:font-weight-asian="normal" style:font-style-complex="normal" style:font-weight-complex="normal"/>
    </style:style>
    <style:style style:name="P24" style:family="paragraph" style:parent-style-name="Standard">
      <style:text-properties style:font-name="Georgia" fo:font-style="normal" fo:font-weight="normal" officeooo:rsid="005c6193" officeooo:paragraph-rsid="005c6193" style:font-style-asian="normal" style:font-weight-asian="normal" style:font-style-complex="normal" style:font-weight-complex="normal"/>
    </style:style>
    <style:style style:name="P25" style:family="paragraph" style:parent-style-name="Standard">
      <style:text-properties style:font-name="Georgia" fo:font-style="normal" fo:font-weight="normal" officeooo:rsid="004e252a" officeooo:paragraph-rsid="005c6193" style:font-style-asian="normal" style:font-weight-asian="normal" style:font-style-complex="normal" style:font-weight-complex="normal"/>
    </style:style>
    <style:style style:name="P26" style:family="paragraph" style:parent-style-name="Standard">
      <style:text-properties fo:font-style="italic" officeooo:rsid="0015a2c9" officeooo:paragraph-rsid="001931fc" style:font-style-asian="italic" style:font-style-complex="italic"/>
    </style:style>
    <style:style style:name="P27" style:family="paragraph" style:parent-style-name="Standard">
      <style:text-properties fo:font-style="italic" officeooo:rsid="003d10d8" officeooo:paragraph-rsid="003d10d8" style:font-style-asian="italic" style:font-style-complex="italic"/>
    </style:style>
    <style:style style:name="P28" style:family="paragraph" style:parent-style-name="Standard">
      <style:text-properties officeooo:paragraph-rsid="002d1ef1"/>
    </style:style>
    <style:style style:name="P29" style:family="paragraph" style:parent-style-name="Standard">
      <style:text-properties officeooo:paragraph-rsid="00351345"/>
    </style:style>
    <style:style style:name="P30" style:family="paragraph" style:parent-style-name="Standard">
      <style:text-properties officeooo:rsid="003b7b5d" officeooo:paragraph-rsid="003b7b5d"/>
    </style:style>
    <style:style style:name="P31" style:family="paragraph" style:parent-style-name="Standard">
      <style:text-properties officeooo:rsid="004ad789" officeooo:paragraph-rsid="004ad789"/>
    </style:style>
    <style:style style:name="P32" style:family="paragraph" style:parent-style-name="Standard">
      <style:text-properties officeooo:rsid="004b926c" officeooo:paragraph-rsid="004b926c"/>
    </style:style>
    <style:style style:name="P33" style:family="paragraph" style:parent-style-name="Standard">
      <style:text-properties officeooo:paragraph-rsid="004b926c"/>
    </style:style>
    <style:style style:name="P34" style:family="paragraph" style:parent-style-name="Standard">
      <style:text-properties fo:font-weight="bold" officeooo:rsid="00515162" officeooo:paragraph-rsid="00515162" style:font-weight-asian="bold" style:font-weight-complex="bold"/>
    </style:style>
    <style:style style:name="P35" style:family="paragraph" style:parent-style-name="Standard">
      <style:text-properties officeooo:paragraph-rsid="00546c43"/>
    </style:style>
    <style:style style:name="P36" style:family="paragraph" style:parent-style-name="Standard">
      <style:text-properties officeooo:paragraph-rsid="00558939"/>
    </style:style>
    <style:style style:name="P37" style:family="paragraph" style:parent-style-name="Standard">
      <style:text-properties officeooo:rsid="005a5582" officeooo:paragraph-rsid="005a5582"/>
    </style:style>
    <style:style style:name="P38" style:family="paragraph" style:parent-style-name="Standard">
      <style:text-properties officeooo:rsid="005c6193" officeooo:paragraph-rsid="005c6193"/>
    </style:style>
    <style:style style:name="P39" style:family="paragraph" style:parent-style-name="Standard">
      <style:text-properties officeooo:paragraph-rsid="00580ea9"/>
    </style:style>
    <style:style style:name="P40" style:family="paragraph" style:parent-style-name="Standard">
      <style:text-properties officeooo:paragraph-rsid="00608a7b"/>
    </style:style>
    <style:style style:name="P41" style:family="paragraph" style:parent-style-name="Standard">
      <style:text-properties officeooo:paragraph-rsid="006bfaaf"/>
    </style:style>
    <style:style style:name="P42" style:family="paragraph" style:parent-style-name="Standard">
      <style:text-properties officeooo:paragraph-rsid="007d27bc"/>
    </style:style>
    <style:style style:name="P43" style:family="paragraph" style:parent-style-name="Standard">
      <style:text-properties officeooo:rsid="007febcb" officeooo:paragraph-rsid="007febcb"/>
    </style:style>
    <style:style style:name="P44" style:family="paragraph" style:parent-style-name="Standard">
      <style:text-properties officeooo:rsid="008d2de1" officeooo:paragraph-rsid="008d2de1"/>
    </style:style>
    <style:style style:name="P45" style:family="paragraph" style:parent-style-name="Standard">
      <style:text-properties officeooo:paragraph-rsid="005154a7"/>
    </style:style>
    <style:style style:name="T1" style:family="text">
      <style:text-properties style:font-name="Georgia"/>
    </style:style>
    <style:style style:name="T2" style:family="text">
      <style:text-properties style:font-name="Georgia" officeooo:rsid="0076f068"/>
    </style:style>
    <style:style style:name="T3" style:family="text">
      <style:text-properties style:font-name="Georgia" officeooo:rsid="0077cd36"/>
    </style:style>
    <style:style style:name="T4" style:family="text">
      <style:text-properties style:font-name="Georgia" officeooo:rsid="0078cca7"/>
    </style:style>
    <style:style style:name="T5" style:family="text">
      <style:text-properties style:font-name="Georgia" officeooo:rsid="0087d448"/>
    </style:style>
    <style:style style:name="T6" style:family="text">
      <style:text-properties style:font-name="Georgia" officeooo:rsid="0094e167"/>
    </style:style>
    <style:style style:name="T7" style:family="text">
      <style:text-properties style:font-name="Georgia" officeooo:rsid="001ad776"/>
    </style:style>
    <style:style style:name="T8" style:family="text">
      <style:text-properties style:font-name="Georgia" fo:font-style="italic" officeooo:rsid="002d1ef1" style:font-style-asian="italic" style:font-style-complex="italic"/>
    </style:style>
    <style:style style:name="T9" style:family="text">
      <style:text-properties style:font-name="Georgia" fo:font-style="italic" officeooo:rsid="002ebaea" style:font-style-asian="italic" style:font-style-complex="italic"/>
    </style:style>
    <style:style style:name="T10" style:family="text">
      <style:text-properties style:font-name="Georgia" fo:font-style="italic" officeooo:rsid="00326b79" style:font-style-asian="italic" style:font-style-complex="italic"/>
    </style:style>
    <style:style style:name="T11" style:family="text">
      <style:text-properties style:font-name="Georgia" fo:font-style="italic" officeooo:rsid="00331ec4" style:font-style-asian="italic" style:font-style-complex="italic"/>
    </style:style>
    <style:style style:name="T12" style:family="text">
      <style:text-properties style:font-name="Georgia" fo:font-style="italic" officeooo:rsid="0054bba6" style:font-style-asian="italic" style:font-style-complex="italic"/>
    </style:style>
    <style:style style:name="T13" style:family="text">
      <style:text-properties style:font-name="Georgia" fo:font-style="italic" fo:font-weight="bold" officeooo:rsid="0054bba6" style:font-style-asian="italic" style:font-weight-asian="bold" style:font-style-complex="italic" style:font-weight-complex="bold"/>
    </style:style>
    <style:style style:name="T14" style:family="text">
      <style:text-properties style:font-name="Georgia" fo:font-style="italic" fo:font-weight="normal" style:font-style-asian="italic" style:font-weight-asian="normal" style:font-style-complex="italic" style:font-weight-complex="normal"/>
    </style:style>
    <style:style style:name="T15" style:family="text">
      <style:text-properties style:font-name="Georgia" fo:font-style="italic" fo:font-weight="normal" officeooo:rsid="0054bba6" style:font-style-asian="italic" style:font-weight-asian="normal" style:font-style-complex="italic" style:font-weight-complex="normal"/>
    </style:style>
    <style:style style:name="T16" style:family="text">
      <style:text-properties style:font-name="Georgia" fo:font-style="italic" fo:font-weight="normal" officeooo:rsid="00580ea9" style:font-style-asian="italic" style:font-weight-asian="normal" style:font-style-complex="italic" style:font-weight-complex="normal"/>
    </style:style>
    <style:style style:name="T17" style:family="text">
      <style:text-properties style:font-name="Georgia" fo:font-style="italic" fo:font-weight="normal" officeooo:rsid="0058aa48" style:font-style-asian="italic" style:font-weight-asian="normal" style:font-style-complex="italic" style:font-weight-complex="normal"/>
    </style:style>
    <style:style style:name="T18" style:family="text">
      <style:text-properties style:font-name="Georgia" fo:font-style="italic" fo:font-weight="normal" officeooo:rsid="0058d1b1" style:font-style-asian="italic" style:font-weight-asian="normal" style:font-style-complex="italic" style:font-weight-complex="normal"/>
    </style:style>
    <style:style style:name="T19" style:family="text">
      <style:text-properties style:font-name="Georgia" fo:font-style="italic" fo:font-weight="normal" officeooo:rsid="005e368e" style:font-style-asian="italic" style:font-weight-asian="normal" style:font-style-complex="italic" style:font-weight-complex="normal"/>
    </style:style>
    <style:style style:name="T20" style:family="text">
      <style:text-properties style:font-name="Georgia" fo:font-style="normal" style:font-style-asian="normal" style:font-style-complex="normal"/>
    </style:style>
    <style:style style:name="T21" style:family="text">
      <style:text-properties style:font-name="Georgia" fo:font-style="normal" officeooo:rsid="002c73fa" style:font-style-asian="normal" style:font-style-complex="normal"/>
    </style:style>
    <style:style style:name="T22" style:family="text">
      <style:text-properties style:font-name="Georgia" fo:font-style="normal" officeooo:rsid="00371f6f" style:font-style-asian="normal" style:font-style-complex="normal"/>
    </style:style>
    <style:style style:name="T23" style:family="text">
      <style:text-properties style:font-name="Georgia" fo:font-style="normal" officeooo:rsid="002c899a" style:font-style-asian="normal" style:font-style-complex="normal"/>
    </style:style>
    <style:style style:name="T24" style:family="text">
      <style:text-properties style:font-name="Georgia" fo:font-style="normal" officeooo:rsid="00381b8b" style:font-style-asian="normal" style:font-style-complex="normal"/>
    </style:style>
    <style:style style:name="T25" style:family="text">
      <style:text-properties style:font-name="Georgia" fo:font-style="normal" officeooo:rsid="003693b9" style:font-style-asian="normal" style:font-style-complex="normal"/>
    </style:style>
    <style:style style:name="T26" style:family="text">
      <style:text-properties style:font-name="Georgia" fo:font-style="normal" officeooo:rsid="0039e93d" style:font-style-asian="normal" style:font-style-complex="normal"/>
    </style:style>
    <style:style style:name="T27" style:family="text">
      <style:text-properties style:font-name="Georgia" fo:font-style="normal" officeooo:rsid="003c70c5" style:font-style-asian="normal" style:font-style-complex="normal"/>
    </style:style>
    <style:style style:name="T28" style:family="text">
      <style:text-properties style:font-name="Georgia" fo:font-style="normal" officeooo:rsid="00429741" style:font-style-asian="normal" style:font-style-complex="normal"/>
    </style:style>
    <style:style style:name="T29" style:family="text">
      <style:text-properties style:font-name="Georgia" fo:font-style="normal" officeooo:rsid="0043a8fc" style:font-style-asian="normal" style:font-style-complex="normal"/>
    </style:style>
    <style:style style:name="T30" style:family="text">
      <style:text-properties style:font-name="Georgia" fo:font-style="normal" officeooo:rsid="00457f22" style:font-style-asian="normal" style:font-style-complex="normal"/>
    </style:style>
    <style:style style:name="T31" style:family="text">
      <style:text-properties style:font-name="Georgia" fo:font-style="normal" officeooo:rsid="00470cfa" style:font-style-asian="normal" style:font-style-complex="normal"/>
    </style:style>
    <style:style style:name="T32" style:family="text">
      <style:text-properties style:font-name="Georgia" fo:font-style="normal" officeooo:rsid="004b90d1" style:font-style-asian="normal" style:font-style-complex="normal"/>
    </style:style>
    <style:style style:name="T33" style:family="text">
      <style:text-properties style:font-name="Georgia" fo:font-style="normal" officeooo:rsid="004b926c" style:font-style-asian="normal" style:font-style-complex="normal"/>
    </style:style>
    <style:style style:name="T34" style:family="text">
      <style:text-properties style:font-name="Georgia" fo:font-style="normal" officeooo:rsid="004e252a" style:font-style-asian="normal" style:font-style-complex="normal"/>
    </style:style>
    <style:style style:name="T35" style:family="text">
      <style:text-properties style:font-name="Georgia" fo:font-style="normal" officeooo:rsid="004e8dc0" style:font-style-asian="normal" style:font-style-complex="normal"/>
    </style:style>
    <style:style style:name="T36" style:family="text">
      <style:text-properties style:font-name="Georgia" fo:font-style="normal" officeooo:rsid="0052495a" style:font-style-asian="normal" style:font-style-complex="normal"/>
    </style:style>
    <style:style style:name="T37" style:family="text">
      <style:text-properties style:font-name="Georgia" fo:font-style="normal" officeooo:rsid="0053197d" style:font-style-asian="normal" style:font-style-complex="normal"/>
    </style:style>
    <style:style style:name="T38" style:family="text">
      <style:text-properties style:font-name="Georgia" fo:font-style="normal" officeooo:rsid="00546c43" style:font-style-asian="normal" style:font-style-complex="normal"/>
    </style:style>
    <style:style style:name="T39" style:family="text">
      <style:text-properties style:font-name="Georgia" fo:font-style="normal" officeooo:rsid="0054bba6" style:font-style-asian="normal" style:font-style-complex="normal"/>
    </style:style>
    <style:style style:name="T40" style:family="text">
      <style:text-properties style:font-name="Georgia" fo:font-style="normal" officeooo:rsid="00558939" style:font-style-asian="normal" style:font-style-complex="normal"/>
    </style:style>
    <style:style style:name="T41" style:family="text">
      <style:text-properties style:font-name="Georgia" fo:font-style="normal" officeooo:rsid="005610af" style:font-style-asian="normal" style:font-style-complex="normal"/>
    </style:style>
    <style:style style:name="T42" style:family="text">
      <style:text-properties style:font-name="Georgia" fo:font-style="normal" officeooo:rsid="0057f100" style:font-style-asian="normal" style:font-style-complex="normal"/>
    </style:style>
    <style:style style:name="T43" style:family="text">
      <style:text-properties style:font-name="Georgia" fo:font-style="normal" officeooo:rsid="00673e28" style:font-style-asian="normal" style:font-style-complex="normal"/>
    </style:style>
    <style:style style:name="T44" style:family="text">
      <style:text-properties style:font-name="Georgia" fo:font-style="normal" officeooo:rsid="0068396f" style:font-style-asian="normal" style:font-style-complex="normal"/>
    </style:style>
    <style:style style:name="T45" style:family="text">
      <style:text-properties style:font-name="Georgia" fo:font-style="normal" officeooo:rsid="005154a7" style:font-style-asian="normal" style:font-style-complex="normal"/>
    </style:style>
    <style:style style:name="T46" style:family="text">
      <style:text-properties style:font-name="Georgia" fo:font-style="normal" officeooo:rsid="00689a5c" style:font-style-asian="normal" style:font-style-complex="normal"/>
    </style:style>
    <style:style style:name="T47" style:family="text">
      <style:text-properties style:font-name="Georgia" fo:font-style="normal" officeooo:rsid="006bfaaf" style:font-style-asian="normal" style:font-style-complex="normal"/>
    </style:style>
    <style:style style:name="T48" style:family="text">
      <style:text-properties style:font-name="Georgia" fo:font-style="normal" officeooo:rsid="006e7e7b" style:font-style-asian="normal" style:font-style-complex="normal"/>
    </style:style>
    <style:style style:name="T49" style:family="text">
      <style:text-properties style:font-name="Georgia" fo:font-style="normal" officeooo:rsid="007190de" style:font-style-asian="normal" style:font-style-complex="normal"/>
    </style:style>
    <style:style style:name="T50" style:family="text">
      <style:text-properties style:font-name="Georgia" fo:font-style="normal" officeooo:rsid="0071e4c1" style:font-style-asian="normal" style:font-style-complex="normal"/>
    </style:style>
    <style:style style:name="T51" style:family="text">
      <style:text-properties style:font-name="Georgia" fo:font-style="normal" officeooo:rsid="00733004" style:font-style-asian="normal" style:font-style-complex="normal"/>
    </style:style>
    <style:style style:name="T52" style:family="text">
      <style:text-properties style:font-name="Georgia" fo:font-style="normal" officeooo:rsid="00768659" style:font-style-asian="normal" style:font-style-complex="normal"/>
    </style:style>
    <style:style style:name="T53" style:family="text">
      <style:text-properties style:font-name="Georgia" fo:font-style="normal" officeooo:rsid="00791c7c" style:font-style-asian="normal" style:font-style-complex="normal"/>
    </style:style>
    <style:style style:name="T54" style:family="text">
      <style:text-properties style:font-name="Georgia" fo:font-style="normal" officeooo:rsid="0079dd65" style:font-style-asian="normal" style:font-style-complex="normal"/>
    </style:style>
    <style:style style:name="T55" style:family="text">
      <style:text-properties style:font-name="Georgia" fo:font-style="normal" officeooo:rsid="007b3375" style:font-style-asian="normal" style:font-style-complex="normal"/>
    </style:style>
    <style:style style:name="T56" style:family="text">
      <style:text-properties style:font-name="Georgia" fo:font-style="normal" officeooo:rsid="0076a244" style:font-style-asian="normal" style:font-style-complex="normal"/>
    </style:style>
    <style:style style:name="T57" style:family="text">
      <style:text-properties style:font-name="Georgia" fo:font-style="normal" officeooo:rsid="007e44cd" style:font-style-asian="normal" style:font-style-complex="normal"/>
    </style:style>
    <style:style style:name="T58" style:family="text">
      <style:text-properties style:font-name="Georgia" fo:font-style="normal" officeooo:rsid="00805796" style:font-style-asian="normal" style:font-style-complex="normal"/>
    </style:style>
    <style:style style:name="T59" style:family="text">
      <style:text-properties style:font-name="Georgia" fo:font-style="normal" officeooo:rsid="00824765" style:font-style-asian="normal" style:font-style-complex="normal"/>
    </style:style>
    <style:style style:name="T60" style:family="text">
      <style:text-properties style:font-name="Georgia" fo:font-style="normal" officeooo:rsid="00843f4f" style:font-style-asian="normal" style:font-style-complex="normal"/>
    </style:style>
    <style:style style:name="T61" style:family="text">
      <style:text-properties style:font-name="Georgia" fo:font-style="normal" officeooo:rsid="008958d8" style:font-style-asian="normal" style:font-style-complex="normal"/>
    </style:style>
    <style:style style:name="T62" style:family="text">
      <style:text-properties style:font-name="Georgia" fo:font-style="normal" officeooo:rsid="008ae986" style:font-style-asian="normal" style:font-style-complex="normal"/>
    </style:style>
    <style:style style:name="T63" style:family="text">
      <style:text-properties style:font-name="Georgia" fo:font-style="normal" officeooo:rsid="008c65c0" style:font-style-asian="normal" style:font-style-complex="normal"/>
    </style:style>
    <style:style style:name="T64" style:family="text">
      <style:text-properties style:font-name="Georgia" fo:font-style="normal" officeooo:rsid="008d2de1" style:font-style-asian="normal" style:font-style-complex="normal"/>
    </style:style>
    <style:style style:name="T65" style:family="text">
      <style:text-properties style:font-name="Georgia" fo:font-style="normal" officeooo:rsid="008ddbef" style:font-style-asian="normal" style:font-style-complex="normal"/>
    </style:style>
    <style:style style:name="T66" style:family="text">
      <style:text-properties style:font-name="Georgia" fo:font-style="normal" officeooo:rsid="0091ca86" style:font-style-asian="normal" style:font-style-complex="normal"/>
    </style:style>
    <style:style style:name="T67" style:family="text">
      <style:text-properties style:font-name="Georgia" fo:font-style="normal" officeooo:rsid="00928860" style:font-style-asian="normal" style:font-style-complex="normal"/>
    </style:style>
    <style:style style:name="T68" style:family="text">
      <style:text-properties style:font-name="Georgia" fo:font-style="normal" officeooo:rsid="009ca3d3" style:font-style-asian="normal" style:font-style-complex="normal"/>
    </style:style>
    <style:style style:name="T69" style:family="text">
      <style:text-properties style:font-name="Georgia" fo:font-style="normal" officeooo:rsid="009e2f68" style:font-style-asian="normal" style:font-style-complex="normal"/>
    </style:style>
    <style:style style:name="T70" style:family="text">
      <style:text-properties style:font-name="Georgia" fo:font-style="normal" officeooo:rsid="009ef32e" style:font-style-asian="normal" style:font-style-complex="normal"/>
    </style:style>
    <style:style style:name="T71" style:family="text">
      <style:text-properties style:font-name="Georgia" fo:font-style="normal" officeooo:rsid="009fdc7f" style:font-style-asian="normal" style:font-style-complex="normal"/>
    </style:style>
    <style:style style:name="T72" style:family="text">
      <style:text-properties style:font-name="Georgia" fo:font-style="normal" officeooo:rsid="00a0a29f" style:font-style-asian="normal" style:font-style-complex="normal"/>
    </style:style>
    <style:style style:name="T73" style:family="text">
      <style:text-properties style:font-name="Georgia" fo:font-style="normal" officeooo:rsid="00a106c7" style:font-style-asian="normal" style:font-style-complex="normal"/>
    </style:style>
    <style:style style:name="T74" style:family="text">
      <style:text-properties style:font-name="Georgia" fo:font-style="normal" fo:font-weight="bold" officeooo:rsid="004b926c" style:font-style-asian="normal" style:font-weight-asian="bold" style:font-style-complex="normal" style:font-weight-complex="bold"/>
    </style:style>
    <style:style style:name="T75" style:family="text">
      <style:text-properties style:font-name="Georgia" fo:font-style="normal" fo:font-weight="bold" officeooo:rsid="005e368e" style:font-style-asian="normal" style:font-weight-asian="bold" style:font-style-complex="normal" style:font-weight-complex="bold"/>
    </style:style>
    <style:style style:name="T76" style:family="text">
      <style:text-properties style:font-name="Georgia" fo:font-style="normal" fo:font-weight="bold" officeooo:rsid="009fdc7f" style:font-style-asian="normal" style:font-weight-asian="bold" style:font-style-complex="normal" style:font-weight-complex="bold"/>
    </style:style>
    <style:style style:name="T77" style:family="text">
      <style:text-properties style:font-name="Georgia" fo:font-style="normal" fo:font-weight="normal" style:font-style-asian="normal" style:font-weight-asian="normal" style:font-style-complex="normal" style:font-weight-complex="normal"/>
    </style:style>
    <style:style style:name="T78" style:family="text">
      <style:text-properties style:font-name="Georgia" fo:font-style="normal" fo:font-weight="normal" officeooo:rsid="004be5b4" style:font-style-asian="normal" style:font-weight-asian="normal" style:font-style-complex="normal" style:font-weight-complex="normal"/>
    </style:style>
    <style:style style:name="T79" style:family="text">
      <style:text-properties style:font-name="Georgia" fo:font-style="normal" fo:font-weight="normal" officeooo:rsid="004b926c" style:font-style-asian="normal" style:font-weight-asian="normal" style:font-style-complex="normal" style:font-weight-complex="normal"/>
    </style:style>
    <style:style style:name="T80" style:family="text">
      <style:text-properties style:font-name="Georgia" fo:font-style="normal" fo:font-weight="normal" officeooo:rsid="0054bba6" style:font-style-asian="normal" style:font-weight-asian="normal" style:font-style-complex="normal" style:font-weight-complex="normal"/>
    </style:style>
    <style:style style:name="T81" style:family="text">
      <style:text-properties style:font-name="Georgia" fo:font-style="normal" fo:font-weight="normal" officeooo:rsid="00580ea9" style:font-style-asian="normal" style:font-weight-asian="normal" style:font-style-complex="normal" style:font-weight-complex="normal"/>
    </style:style>
    <style:style style:name="T82" style:family="text">
      <style:text-properties style:font-name="Georgia" fo:font-style="normal" fo:font-weight="normal" officeooo:rsid="005c6193" style:font-style-asian="normal" style:font-weight-asian="normal" style:font-style-complex="normal" style:font-weight-complex="normal"/>
    </style:style>
    <style:style style:name="T83" style:family="text">
      <style:text-properties style:font-name="Georgia" fo:font-style="normal" fo:font-weight="normal" officeooo:rsid="005e368e" style:font-style-asian="normal" style:font-weight-asian="normal" style:font-style-complex="normal" style:font-weight-complex="normal"/>
    </style:style>
    <style:style style:name="T84" style:family="text">
      <style:text-properties style:font-name="Georgia" fo:font-style="normal" fo:font-weight="normal" officeooo:rsid="006119e3" style:font-style-asian="normal" style:font-weight-asian="normal" style:font-style-complex="normal" style:font-weight-complex="normal"/>
    </style:style>
    <style:style style:name="T85" style:family="text">
      <style:text-properties style:font-name="Georgia" fo:font-style="normal" fo:font-weight="normal" officeooo:rsid="0061aaad" style:font-style-asian="normal" style:font-weight-asian="normal" style:font-style-complex="normal" style:font-weight-complex="normal"/>
    </style:style>
    <style:style style:name="T86" style:family="text">
      <style:text-properties style:font-name="Georgia" fo:font-style="normal" fo:font-weight="normal" officeooo:rsid="00608a7b" style:font-style-asian="normal" style:font-weight-asian="normal" style:font-style-complex="normal" style:font-weight-complex="normal"/>
    </style:style>
    <style:style style:name="T87" style:family="text">
      <style:text-properties style:font-name="Georgia" fo:font-style="normal" fo:font-weight="normal" officeooo:rsid="00643b26" style:font-style-asian="normal" style:font-weight-asian="normal" style:font-style-complex="normal" style:font-weight-complex="normal"/>
    </style:style>
    <style:style style:name="T88" style:family="text">
      <style:text-properties style:font-name="Georgia" officeooo:rsid="003ee207"/>
    </style:style>
    <style:style style:name="T89" style:family="text">
      <style:text-properties officeooo:rsid="0094e167"/>
    </style:style>
    <style:style style:name="T90" style:family="text">
      <style:text-properties officeooo:rsid="008e8152"/>
    </style:style>
    <style:style style:name="T91" style:family="text">
      <style:text-properties officeooo:rsid="001d92aa"/>
    </style:style>
    <style:style style:name="T92" style:family="text">
      <style:text-properties officeooo:rsid="002148fc"/>
    </style:style>
    <style:style style:name="T93" style:family="text">
      <style:text-properties officeooo:rsid="0023e4aa"/>
    </style:style>
    <style:style style:name="T94" style:family="text">
      <style:text-properties officeooo:rsid="0029eeb1"/>
    </style:style>
    <style:style style:name="T95" style:family="text">
      <style:text-properties officeooo:rsid="002ad14e"/>
    </style:style>
    <style:style style:name="T96" style:family="text">
      <style:text-properties officeooo:rsid="002c4469"/>
    </style:style>
    <style:style style:name="T97" style:family="text">
      <style:text-properties officeooo:rsid="002c73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the life cycle of a religion and the manifestation of Autochthons</text:p>
      <text:p text:style-name="P1"/>
      <text:p text:style-name="P26">“...<text:span text:style-name="T2">On the creation of deities: </text:span><text:span text:style-name="T3">the unconscious belief of a being uses a tiny portion of that being’s magical potential </text:span><text:span text:style-name="T4">to accomplish their will. Should this magical energy accumulate with the energy of the beliefs of others, it may form </text:span><text:span text:style-name="T7">an alveus and </text:span><text:span text:style-name="T4">a nexus. This nexus, much like the nexus of a being evanesced in Ad Elovii </text:span><text:span text:style-name="T5">or Amon-Sen</text:span><text:span text:style-name="T4">, does not have an associated resonance. </text:span><text:span text:style-name="T5">It’s nexus is inscribed with the ideals of the belief that created it, including the possible inscription of sentience. These personas, </text:span><text:span text:style-name="T6">sometimes stubbornly called True Gods but more accurately named Autochthons, </text:span><text:span text:style-name="T5">are often created because of the belief in a deity, and thus they represent that deity. </text:span><text:span text:style-name="T7">The power </text:span><text:span text:style-name="T5">The existence of the nexus relies entirely on the continued belief in the deity—should belief wane, less magical energy will go towards the alveus and the sustaining of the nexus.</text:span></text:p>
      <text:p text:style-name="P2"><text:tab/><text:span text:style-name="T90">In some cases, belief in the god-like powers of a mortal may act in a similar way, </text:span><text:span text:style-name="T89">enhancing the alveus of the mortal to deity-like levels. These mortals are classified as Apotheids…”</text:span></text:p>
      <text:p text:style-name="P2"/>
      <text:p text:style-name="P3">Cascade of manipulation</text:p>
      <text:p text:style-name="P3">Corilya → Mediul → Andolem</text:p>
      <text:p text:style-name="P5"/>
      <text:p text:style-name="P5">Lesser Auhrons are nexus connected from Corilya to Andolem, and their fingerprint is in Andolem. They can naturally manipulate only Andolem, <text:span text:style-name="T92">and can transcend into Hel Viharok</text:span>.</text:p>
      <text:p text:style-name="P5"/>
      <text:p text:style-name="P5">Greater Auhrons are nexus connected from Corilya to Andolem, and their fingerprint is in Corilya. They can naturally manipulate Corilya, <text:span text:style-name="T91">and can transcend into The Veil.</text:span></text:p>
      <text:p text:style-name="P5"/>
      <text:p text:style-name="P5">Material beings are nexus connected through the entire Trium, and their fingerprint is in Mediul. <text:span text:style-name="T91">They can naturally manipulate Mediul, </text:span><text:span text:style-name="T93">and can transcend into Revion’s Realm.</text:span></text:p>
      <text:p text:style-name="P5"/>
      <text:p text:style-name="P5">Autochthons are nexus connected through the entire Trium, <text:span text:style-name="T91">and their fingerprint is in Corilya. They can naturally manipulate Corilya, and can transcend into The Veil.</text:span></text:p>
      <text:p text:style-name="P5"/>
      <text:p text:style-name="P5">- “<text:span text:style-name="T94">Material energy”, the energy described by the laws of physics, is necessary to do work on “material matter”. Material matter is the stuff of spacetim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95">The Material is different than the Magical. </text:span><text:span text:style-name="T96">The Material is governed by physics, while the Magical is governed by aphysics. </text:span><text:span text:style-name="T97">Despite this separation, the two are intimately connected.</text:span></text:p>
      <text:p text:style-name="P5"/>
      <text:p text:style-name="P28"><text:span text:style-name="T21">Planes in this region of the Tesseract are typically composed of both Material and Magical components which exist harmoniously—that is, there is no separation between the Material and Magical fabrics (physical and aphysical </text:span><text:span text:style-name="T22">realities; realities here meaning superpositions of fields and their interactions</text:span><text:span text:style-name="T21">).</text:span></text:p>
      <text:p text:style-name="P28"><text:span text:style-name="T21">In the case of Certus, the Terrarieve separated the physical and aphysical components of the plane. </text:span><text:span text:style-name="T23">Additionally, a second aphysical </text:span><text:span text:style-name="T24">reality</text:span><text:span text:style-name="T23"> was created, Andolem.</text:span></text:p>
      <text:p text:style-name="P4"/>
      <text:p text:style-name="P29"><text:span text:style-name="T8">Imagine a single cloth woven of two kinds of thread. This is original plane taken as a whole. The two kinds of thread represent the Material and the Magical components of the whole. Originally, they coexist in the same fabric, but the threads could be separated such that there were two cloths each woven from a single kind of thread. This is what the Tessarieve did to Certus: it separated the Material and Magical fabrics. </text:span><text:span text:style-name="T9">A cloth </text:span><text:span text:style-name="T11">of the same thread</text:span><text:span text:style-name="T10"> as the Magical but a different color</text:span><text:span text:style-name="T9"> </text:span><text:span text:style-name="T11">(Andolem) </text:span><text:span text:style-name="T9">was introduced as well.</text:span></text:p>
      <text:p text:style-name="P5"/>
      <text:p text:style-name="P35"><text:span text:style-name="T25">A</text:span><text:span text:style-name="T27">fter the Tessarieve, these separate fabrics began to exist in parallel. What is physical in the Material reality is equivalently echoed as aphysical in the Magical realities.</text:span></text:p>
      <text:p text:style-name="P7"/>
      <text:p text:style-name="P27"><text:span text:style-name="T1">Imagine now laying these three cloths on top of each other and holding the layers up by two adjacent corners. Should you press a pencil into one of the cloths, the others will deform as well. Should you wiggle your hands and create a wave, the wave will propagate through all of the cloths. </text:span><text:span text:style-name="T88">Even though the cloths are separate, </text:span><text:span text:style-name="T1">they are coupled.</text:span></text:p>
      <text:p text:style-name="P7"/>
      <text:p text:style-name="P36"><text:span text:style-name="T25">D</text:span><text:span text:style-name="T28">espite this coupling, </text:span><text:span text:style-name="T25">Material matter cannot exist outside the confines of Material </text:span><text:span text:style-name="T26">reality</text:span><text:span text:style-name="T25">. Symmetrically, Magical matter cannot exist outside of Magical </text:span><text:span text:style-name="T26">reality</text:span><text:span text:style-name="T25">. </text:span><text:span text:style-name="T29">While the technical definition of “matter” in each reality differs, the idea that matter is the substance of the reality is the same. </text:span><text:span text:style-name="T30">Thus, all “stuff” in the Material reality is made of </text:span><text:span text:style-name="T31">Material </text:span><text:span text:style-name="T30">matter </text:span><text:span text:style-name="T31">(colloquially just “matter”)</text:span><text:span text:style-name="T30"> and all “stuff” in the Magical reality is made of </text:span><text:span text:style-name="T31">Magical matter (colloquially just “magic”)</text:span><text:span text:style-name="T30">.</text:span></text:p>
      <text:p text:style-name="P8"/>
      <text:p text:style-name="P36"><text:span text:style-name="T37">Th</text:span><text:span text:style-name="T40">e “echoing”</text:span><text:span text:style-name="T37"> equivalency </text:span><text:span text:style-name="T40">of the physical and aphysical</text:span><text:span text:style-name="T37"> is complicated slightly be the varying dimensions of the </text:span><text:span text:style-name="T41">Material and Magical</text:span><text:span text:style-name="T37">. </text:span><text:span text:style-name="T38">For example, </text:span><text:span text:style-name="T39">a spacial structure of</text:span><text:span text:style-name="T38"> physical matter is echoed as </text:span><text:span text:style-name="T39">a spacial structure of </text:span><text:span text:style-name="T38">aphysical magic. </text:span><text:span text:style-name="T39">The physical matter’s</text:span><text:span text:style-name="T12"> temporal</text:span><text:span text:style-name="T39"> structure, its “world line” through physical spacetime, is also echoed in the aphysical structure, but the temporal property of matter is manifested as an additional </text:span><text:span text:style-name="T15">spacial</text:span><text:span text:style-name="T80"> property of magic.</text:span><text:span text:style-name="T13"> </text:span><text:span text:style-name="T80">Essentially, both the matter and the matter’s history carry magic.</text:span></text:p>
      <text:p text:style-name="P8"/>
      <text:p text:style-name="P36"><text:span text:style-name="T42">Finally, m</text:span><text:span text:style-name="T32">atter interacts with other matter through the application of physical forces; magic interacts with other magic through the application of aphysical forces.</text:span></text:p>
      <text:p text:style-name="P11"/>
      <text:p text:style-name="P32"><text:span text:style-name="T32">A</text:span><text:span text:style-name="T20">t this point it’s useful to apply this understanding to Certus and the Trium planes specifically.</text:span></text:p>
      <text:p text:style-name="P12"/>
      <text:p text:style-name="P33"><text:span text:style-name="T34">As a result of the closeness of the Trium planes in the Tesseract, c</text:span><text:span text:style-name="T33">ertain mirrored structures in the Trium produce a </text:span><text:span text:style-name="T35">point of contact</text:span><text:span text:style-name="T33">, a </text:span><text:span text:style-name="T74">nexus</text:span><text:span text:style-name="T79">, between the Material and Magical fabrics. </text:span><text:span text:style-name="T78">Some such </text:span><text:span text:style-name="T81">spacial </text:span><text:span text:style-name="T78">structures are sentient beings and large densities of matter and magic. </text:span><text:span text:style-name="T81">Temporal structures that create nexus are more abstract: one example can be thought of as a </text:span><text:soft-page-break/><text:span text:style-name="T81">“density of history”</text:span><text:span text:style-name="T78">, </text:span><text:span text:style-name="T81">or a “focal point” in history. These times are moments or events which are both the inevitable outcomes of past events and deciding factors in the future of the plane. </text:span><text:span text:style-name="T83">They are called </text:span><text:span text:style-name="T75">simifixes</text:span><text:span text:style-name="T83">.</text:span></text:p>
      <text:p text:style-name="P21"/>
      <text:p text:style-name="P39"><text:span text:style-name="T16">Imagine all the possible timelines of a reality created by the infinite possibilities of the present. If these timelines are “strings”, the temporal focal points are the events or moments common to all the strings—the places were all the separate threads converge </text:span><text:span text:style-name="T17">on an inevitable and important event. </text:span><text:span text:style-name="T18">These </text:span><text:span text:style-name="T19">simifixes</text:span><text:span text:style-name="T18"> can have different magnitudes, different “densities”, thus creating different sizes of nexus. The Tessarieve might have been such an event. The exiling and return of Kalma two more.</text:span></text:p>
      <text:p text:style-name="P22"/>
      <text:p text:style-name="P40"><text:span text:style-name="T86">While some simifixes might be considered “independent”, all simifixes are in actuality local maximums of a continuously fluctuating </text:span><text:span text:style-name="T85">Prime S</text:span><text:span text:style-name="T86">imifix, a temporally-induced nexus that was created at the moment of the Tessarieve. </text:span><text:span text:style-name="T84">Through this nexus a small amount of magical energy bleeds into Mediul. The flow of this magic increases </text:span><text:span text:style-name="T87">at times of a simifix.</text:span></text:p>
      <text:p text:style-name="P22"/>
      <text:p text:style-name="P22">----</text:p>
      <text:p text:style-name="P38"><text:span text:style-name="T77">Derivation of </text:span><text:span text:style-name="T14">simifix</text:span></text:p>
      <text:p text:style-name="P37"><text:span text:style-name="T77">fluo+tus = fluctus → fluxus →</text:span><text:span text:style-name="T82"> flux</text:span></text:p>
      <text:p text:style-name="P37"><text:span text:style-name="T77">fio + tus = fictus → fixus →</text:span><text:span text:style-name="T82"> fix</text:span></text:p>
      <text:p text:style-name="P23"/>
      <text:p text:style-name="P24">con = together</text:p>
      <text:p text:style-name="P24">simil = together/simultaneously</text:p>
      <text:p text:style-name="P24"/>
      <text:p text:style-name="P24">con+flux = conflux</text:p>
      <text:p text:style-name="P24">simil+fix = simifix</text:p>
      <text:p text:style-name="P25">----</text:p>
      <text:p text:style-name="P25"/>
      <text:p text:style-name="P34"><text:span text:style-name="T34">[</text:span><text:span text:style-name="T20">extrapolate on to general planar contacts here]</text:span></text:p>
      <text:p text:style-name="P9"/>
      <text:p text:style-name="P45"><text:span text:style-name="T30">T</text:span><text:span text:style-name="T45">hese nexus allow the transfer or “flow” of magic from one Magical reality, Corilya, to the other Magical reality, Andolem. </text:span><text:span text:style-name="T43">Because of the positioning of the Trium planes, this magic also flows through the Material reality.</text:span><text:span text:style-name="T45"> </text:span><text:span text:style-name="T36">Th</text:span><text:span text:style-name="T44">e</text:span><text:span text:style-name="T36"> flow is induced by the aphysical magical “pressure” between </text:span><text:span text:style-name="T44">Corilya and Andolem</text:span><text:span text:style-name="T46">. </text:span><text:span text:style-name="T68">This pressure is the result of the Tessarieve, which split the Magical fabric of Certus in two. </text:span><text:span text:style-name="T69">In Mediul, physical quantum fluctuations produce electron-positron pairs which immediately annihilate. </text:span><text:span text:style-name="T70">These quantum fluctuations are echoed in Corilya and Andolem, but only one particle of the pair is produced in each. Corilya sees the production of “push” particles </text:span><text:span text:style-name="T71">(</text:span><text:span text:style-name="T76">proxes</text:span><text:span text:style-name="T71">)</text:span><text:span text:style-name="T70">, and Andolem sees the generation of “pull” particles </text:span><text:span text:style-name="T71">(</text:span><text:span text:style-name="T76">elixes</text:span><text:span text:style-name="T71">)</text:span><text:span text:style-name="T70">. </text:span><text:span text:style-name="T72">Normally, the push and pull particles would combine into other forms of aphysical particles. The Tessarieve removed this natural conclusion, instead allowing the proxes and elixes to build up and dominate Corilya and Andolem. </text:span><text:span text:style-name="T73">At nexus, aphysical forces between proxes and elixes create the pressure that results in the flow of magic into Andolem.</text:span></text:p>
      <text:p text:style-name="P13"/>
      <text:p text:style-name="P41"><text:span text:style-name="T46">N</text:span><text:span text:style-name="T47">exus are </text:span><text:span text:style-name="T49">one-dimensional </text:span><text:span text:style-name="T47">trans-planar entities with unique properties. </text:span><text:span text:style-name="T49">A</text:span><text:span text:style-name="T47">ll the informational content of the magic that has passed through the nexus is entirely contained </text:span><text:span text:style-name="T49">in</text:span><text:span text:style-name="T47"> </text:span><text:span text:style-name="T49">the </text:span><text:span text:style-name="T47">nexus’ ring-dimension. Thus, the nexus of a sentient being is given information of the memories, physicality, and history </text:span><text:span text:style-name="T48">of the being: a full fingerprint of who the being is and was. </text:span><text:span text:style-name="T50">The information of the fingerprint has a property called “face”. Information’s face </text:span><text:span text:style-name="T51">encodes the plane which it is facing. For example, a nexus in the Trium connects Corilya, Mediul, and </text:span><text:soft-page-break/><text:span text:style-name="T51">Andolem. The information within that nexus’ ring-dimension might “face” one, two, or all three planes. Information in a nexus is only able to be accessed from a plane that it faces. </text:span></text:p>
      <text:p text:style-name="P10"/>
      <text:p text:style-name="P43"><text:span text:style-name="T30">O</text:span><text:span text:style-name="T20">n displacement in the Trium: should a Material being enter a gate to Corilya or Andolem and physically enter it, their nexus connection to Mediul is undone. Through planar topology, the spatial transportation of the Material form to the spacetime of another plane removes the nexus from the previous plane. </text:span><text:span text:style-name="T58">In the case of transportation to Andolem or Corilya, the physical form is transported to the location of that being’s nexus in the </text:span><text:span text:style-name="T59">Magical reality. </text:span><text:span text:style-name="T60">Their physical, Material form is out of place in a Magical reality, and it begins to evanesce. Their resonant, Magical form in Corilya and Andolem has already vanished, leaving only their corporeal existence to disintegrate. After this disintegration, only their nexus (connected from Corilya to Andolem) remains. </text:span><text:span text:style-name="T61">The nexus is sustained by the natural pressure of Corilya.</text:span></text:p>
      <text:p text:style-name="P43"><text:span text:style-name="T60">-</text:span><text:span text:style-name="T61">The fingerprint’s face has been swapped to either Corilya or Andolem – does this matter?</text:span></text:p>
      <text:p text:style-name="P43"><text:span text:style-name="T61">-After the corporeal consciousness is disintegrated, the </text:span><text:span text:style-name="T62">nexus fingerprint of the consciousness remains. This is the same fingerprint that remains for the dead in the afterlife. This is the level of existence that remains for the Auhrons. </text:span><text:span text:style-name="T63">A full evanesence removes even this level of consciousness, breaking the nexus itself and leaving only “scar tissue”. As a “ghost”, an Auhron has a small amount of Magic available to them; that which flows through the non-alveus nexus. How much is this? Can it make a body? This magic can be used to manipulate Magical reality. The more magic the Auhrons receive, the more powerful they are in the Magical reality. </text:span><text:span text:style-name="T64">Thus, they should pursue worship from the Material world.</text:span></text:p>
      <text:p text:style-name="P14"/>
      <text:p text:style-name="P44"><text:span text:style-name="T20">What is the difference between Greater and Lesser Auhrons? The fingerprint face. </text:span><text:span text:style-name="T65">This is the “plane” of the consciousness. Also, Greater Auhrons, once they manipulate Corilya, then also manipulate Mediul. This is the power of the Greater Auhron—their power is of the highest order. </text:span></text:p>
      <text:p text:style-name="P44"><text:span text:style-name="T65">-Do they need more magical energy? Yes, they need a Magical “body” in order to manipulate a Magical reality. </text:span><text:span text:style-name="T66">They naturally have some Magic flowing into their nexus, so they start with something. To get more, they can get worship, OR they can craft themselves a material body again. Greater Auhrons have their fingerprint in Corilya, so their consciousness is in Corilya, but they can create an alveus structure for themselves to increase their channeling of Magic. </text:span><text:span text:style-name="T67">The body is made of Magic in Corilya, so it does not evanesce, but it is reflected in matter in Mediul. The body appears there, but the consciousness is elevated and whispy. A nexus consciousness is never as “full” as a Material consciousness. </text:span></text:p>
      <text:p text:style-name="P15"/>
      <text:p text:style-name="P15">Yet to be answered: DEITIES! How does a deity’s power work? How do they die? </text:p>
      <text:p text:style-name="P16"/>
      <text:p text:style-name="P17"/>
      <text:p text:style-name="P31"><text:span text:style-name="T30">M</text:span><text:span text:style-name="T20">atter interacts with other matter through the application of forces</text:span></text:p>
      <text:p text:style-name="P18">Magic interacts with other magic through the application of forces</text:p>
      <text:p text:style-name="P18"/>
      <text:p text:style-name="P18">In order to manipulate the Magical realities, you need to use/be magic</text:p>
      <text:p text:style-name="P19"/>
      <text:p text:style-name="P30"><text:span text:style-name="T25">T</text:span><text:span text:style-name="T20">he Magical reality of Certus</text:span></text:p>
      <text:p text:style-name="P30"><text:span text:style-name="T25">I</text:span><text:span text:style-name="T20">n the Magical reality of Certus, “time” is equivalently another dimension of space</text:span></text:p>
      <text:p text:style-name="P5"/>
      <text:p text:style-name="P5"/>
      <text:p text:style-name="P5"/>
      <text:p text:style-name="P5">- “<text:span text:style-name="T94">Magical energy” is necessary to do work on “magical matter”. Magical matter is the</text:span></text:p>
      <text:p text:style-name="P5"><text:soft-page-break/></text:p>
      <text:p text:style-name="P20">Mediul, and analogous components of nearby planes, is dominated by the Material.</text:p>
      <text:p text:style-name="P5"/>
      <text:p text:style-name="P6">Space-time</text:p>
      <text:p text:style-name="P6"/>
      <text:p text:style-name="P6"/>
      <text:p text:style-name="P6"/>
      <text:p text:style-name="P42"><text:span text:style-name="T52">Before the Tessarieve, and in the case of non-split planes, the Magical fabric is interwoven with the Material fabric. </text:span><text:span text:style-name="T53">Because nexus are created where Corilya touches Mediul, this would mean that an interwoven plane is in contact at all points in space. </text:span><text:span text:style-name="T54">This turns the whole plane into a nexus. Magic sits within the nexus, continuously produced and </text:span><text:span text:style-name="T55">spent</text:span><text:span text:style-name="T54"> by the aphysical laws of the Magical component of the planar reality.</text:span><text:span text:style-name="T52"> The universal nexus of these planes records everything about the plane. </text:span><text:span text:style-name="T57">In addition to this nexus, a temporally-induced nexus varies in strength with simifixes.</text:span><text:span text:style-name="T52"> </text:span><text:span text:style-name="T56">When the Tessarieve split Certus, that universal nexus was pinched and partitioned into all the separate nexus that existed after the ev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3T11:48:00.148084228</meta:creation-date>
    <dc:date>2022-05-15T14:03:46.954324668</dc:date>
    <meta:editing-duration>PT18H19M9S</meta:editing-duration>
    <meta:editing-cycles>100</meta:editing-cycles>
    <meta:generator>LibreOffice/6.4.7.2$Linux_X86_64 LibreOffice_project/40$Build-2</meta:generator>
    <meta:document-statistic meta:table-count="0" meta:image-count="0" meta:object-count="0" meta:page-count="5" meta:paragraph-count="50" meta:word-count="1999" meta:character-count="12387" meta:non-whitespace-character-count="10435"/>
  </office:meta>
</office:document-meta>
</file>